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bbf2" officeooo:paragraph-rsid="000bbbf2"/>
    </style:style>
    <style:style style:name="P2" style:family="paragraph" style:parent-style-name="Standard">
      <style:text-properties officeooo:rsid="0011d133" officeooo:paragraph-rsid="0011d133"/>
    </style:style>
    <style:style style:name="P3" style:family="paragraph" style:parent-style-name="Standard">
      <style:text-properties style:text-line-through-style="solid" style:text-line-through-type="single" officeooo:rsid="000bbbf2" officeooo:paragraph-rsid="000bbbf2"/>
    </style:style>
    <style:style style:name="P4" style:family="paragraph" style:parent-style-name="Standard">
      <style:text-properties officeooo:rsid="000cb1a3" officeooo:paragraph-rsid="000cb1a3"/>
    </style:style>
    <style:style style:name="P5" style:family="paragraph" style:parent-style-name="Standard">
      <style:text-properties style:text-line-through-style="solid" style:text-line-through-type="single" officeooo:rsid="000bbbf2" officeooo:paragraph-rsid="000cb1a3"/>
    </style:style>
    <style:style style:name="P6" style:family="paragraph" style:parent-style-name="Standard">
      <style:text-properties officeooo:rsid="000bbbf2" officeooo:paragraph-rsid="000cb1a3"/>
    </style:style>
    <style:style style:name="P7" style:family="paragraph" style:parent-style-name="Standard">
      <style:text-properties officeooo:rsid="000e1b13" officeooo:paragraph-rsid="000cb1a3"/>
    </style:style>
    <style:style style:name="P8" style:family="paragraph" style:parent-style-name="Standard">
      <style:text-properties officeooo:rsid="000e1b13" officeooo:paragraph-rsid="000e1b13"/>
    </style:style>
    <style:style style:name="P9" style:family="paragraph" style:parent-style-name="Standard">
      <style:text-properties officeooo:rsid="000eb4f6" officeooo:paragraph-rsid="000eb4f6"/>
    </style:style>
    <style:style style:name="P10" style:family="paragraph" style:parent-style-name="Standard">
      <style:text-properties officeooo:rsid="0012ef90" officeooo:paragraph-rsid="0012ef90"/>
    </style:style>
    <style:style style:name="P11" style:family="paragraph" style:parent-style-name="Standard">
      <style:text-properties officeooo:rsid="000fe3ae" officeooo:paragraph-rsid="0012ef90"/>
    </style:style>
    <style:style style:name="P12" style:family="paragraph" style:parent-style-name="Standard">
      <style:text-properties officeooo:rsid="000fe3ae" officeooo:paragraph-rsid="000fe3ae"/>
    </style:style>
    <style:style style:name="P13" style:family="paragraph" style:parent-style-name="Standard">
      <style:text-properties officeooo:rsid="000e1b13" officeooo:paragraph-rsid="000fe3ae"/>
    </style:style>
    <style:style style:name="P14" style:family="paragraph" style:parent-style-name="Standard">
      <style:text-properties officeooo:rsid="000e1b13" officeooo:paragraph-rsid="0012ef90"/>
    </style:style>
    <style:style style:name="P15" style:family="paragraph" style:parent-style-name="Standard">
      <style:text-properties officeooo:rsid="000cb1a3" officeooo:paragraph-rsid="000fe3ae"/>
    </style:style>
    <style:style style:name="P16" style:family="paragraph" style:parent-style-name="Text_20_body">
      <style:text-properties fo:font-weight="bold" officeooo:rsid="000bbbf2" officeooo:paragraph-rsid="000fe3ae" style:font-weight-asian="bold" style:font-weight-complex="bold"/>
    </style:style>
    <style:style style:name="P17" style:family="paragraph" style:parent-style-name="Text_20_body" style:list-style-name="L1"/>
    <style:style style:name="P18" style:family="paragraph" style:parent-style-name="Standard">
      <style:text-properties fo:font-weight="bold" officeooo:rsid="000bbbf2" officeooo:paragraph-rsid="000fe3ae" style:font-weight-asian="bold" style:font-weight-complex="bold"/>
    </style:style>
    <style:style style:name="T1" style:family="text">
      <style:text-properties officeooo:rsid="00101cd1"/>
    </style:style>
    <style:style style:name="T2" style:family="text">
      <style:text-properties officeooo:rsid="000cb1a3"/>
    </style:style>
    <style:style style:name="T3" style:family="text">
      <style:text-properties officeooo:rsid="0011d133"/>
    </style:style>
    <style:style style:name="T4" style:family="text">
      <style:text-properties officeooo:rsid="000fe3ae"/>
    </style:style>
    <style:style style:name="T5" style:family="text">
      <style:text-properties officeooo:rsid="0012ef90"/>
    </style:style>
    <style:style style:name="T6" style:family="text">
      <style:text-properties officeooo:rsid="000eb4f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mastiva da refatoração naruto:</text:p>
      <text:p text:style-name="P1"/>
      <text:p text:style-name="P1">Falta fazer:</text:p>
      <text:p text:style-name="P1"/>
      <text:p text:style-name="P2"/>
      <text:p text:style-name="P1"/>
      <text:p text:style-name="P1">JogoServiceImplimente:</text:p>
      <text:p text:style-name="P1"/>
      <text:p text:style-name="P1">- terminar o metodo desviar;<text:span text:style-name="T1"> 2:30h</text:span></text:p>
      <text:p text:style-name="P1">- implementar metodo validar nova roadada;<text:span text:style-name="T1"> 1:00h</text:span></text:p>
      <text:p text:style-name="P3">- implementar metodo placar do jogo;<text:span text:style-name="T1"> </text:span></text:p>
      <text:p text:style-name="P3">- implementar metodo finalizar jogo;</text:p>
      <text:p text:style-name="P3">- implementar metodo visualizar historico;</text:p>
      <text:p text:style-name="P1"/>
      <text:p text:style-name="P4">JogoController</text:p>
      <text:p text:style-name="P5">- implementar<text:span text:style-name="T2"> controller</text:span> placar do jogo;</text:p>
      <text:p text:style-name="P5">- implementar <text:span text:style-name="T2">controller</text:span> finalizar jogo;</text:p>
      <text:p text:style-name="P5">- implementar <text:span text:style-name="T2">controller</text:span> visualizar historico;</text:p>
      <text:p text:style-name="P6"/>
      <text:p text:style-name="P4">DTOs</text:p>
      <text:p text:style-name="P4">- implementar validaçoes <text:span text:style-name="T1">0:40h</text:span></text:p>
      <text:p text:style-name="P7"/>
      <text:p text:style-name="P8">Models</text:p>
      <text:p text:style-name="P8">- Implementar os metodos desviar;<text:span text:style-name="T1"> 0:40h</text:span></text:p>
      <text:p text:style-name="P8"/>
      <text:p text:style-name="P9">Pown</text:p>
      <text:p text:style-name="P9"/>
      <text:p text:style-name="P9">- Colocar Swagger;<text:span text:style-name="T1"> </text:span><text:span text:style-name="T3">0:40h</text:span></text:p>
      <text:p text:style-name="P9"/>
      <text:p text:style-name="P9">Fazer os testes unitários;</text:p>
      <text:p text:style-name="P9"/>
      <text:p text:style-name="P10">- Revisão nos estudos de testes: 3:00h</text:p>
      <text:p text:style-name="P10"/>
      <text:p text:style-name="P9">Service Personangem;</text:p>
      <text:p text:style-name="P9"><text:tab/>-<text:span text:style-name="T4"> Testar Metodo NovoPersonagem;</text:span><text:span text:style-name="T3"> </text:span><text:span text:style-name="T5"><text:s/>1:30h</text:span></text:p>
      <text:p text:style-name="P11"><text:span text:style-name="T6"><text:tab/>-</text:span> Testar Metodo ListarPersonagens;<text:span text:style-name="T5"> 1:30h</text:span></text:p>
      <text:p text:style-name="P11"><text:span text:style-name="T6"><text:tab/>-</text:span> Testar Método AdcionarJutsus;<text:span text:style-name="T5"> 1:30h</text:span></text:p>
      <text:p text:style-name="P11"><text:span text:style-name="T6"><text:tab/>-</text:span> Testar Método apagar<text:span text:style-name="T5">; 1:30h</text:span></text:p>
      <text:p text:style-name="P9"/>
      <text:p text:style-name="P9">Service Jogo;</text:p>
      <text:p text:style-name="P11"><text:span text:style-name="T6"><text:tab/>-</text:span> Testar Método novoJogo;<text:span text:style-name="T5"> 1:30h</text:span></text:p>
      <text:p text:style-name="P11"><text:span text:style-name="T6"><text:tab/>-</text:span> Testar Método atacarJutsu;<text:span text:style-name="T5"> 1:30h</text:span></text:p>
      <text:p text:style-name="P11"><text:span text:style-name="T6"><text:tab/>-</text:span> Testar Método desviar;<text:span text:style-name="T5"> 1:30h</text:span></text:p>
      <text:p text:style-name="P11"><text:span text:style-name="T6"><text:tab/>-</text:span> Testar Método placarDoJogo;<text:span text:style-name="T5"> 1:30h</text:span></text:p>
      <text:p text:style-name="P11"><text:span text:style-name="T6"><text:tab/>-</text:span> Testar Método finalizarJogo;<text:span text:style-name="T5"> 1:30h</text:span></text:p>
      <text:p text:style-name="P11"><text:span text:style-name="T6"><text:tab/>-</text:span> Testar Método vizualizarHistórico;<text:span text:style-name="T5"> 1:30h</text:span></text:p>
      <text:p text:style-name="P12"/>
      <text:p text:style-name="P13">Exceptions</text:p>
      <text:p text:style-name="P14">- conferir StatusCode das exceções<text:span text:style-name="T5">: 1:00h</text:span></text:p>
      <text:p text:style-name="P15"/>
      <text:p text:style-name="P15">Controllers</text:p>
      <text:p text:style-name="P15">- testes manuais<text:span text:style-name="T5"> 2:00h</text:span></text:p>
      <text:p text:style-name="P16"><text:soft-page-break/><text:span text:style-name="Strong_20_Emphasis">Total estimado:</text:span> 26,5 horas</text:p>
      <text:list text:style-name="L1">
        <text:list-item>
          <text:p text:style-name="P17"><text:span text:style-name="Strong_20_Emphasis">Equivalente a:</text:span> aproximadamente <text:span text:style-name="Strong_20_Emphasis">3 dias e 6 horas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5:46:09.431000000</meta:creation-date>
    <dc:date>2025-06-04T17:34:50.950000000</dc:date>
    <meta:editing-duration>PT8M41S</meta:editing-duration>
    <meta:editing-cycles>1</meta:editing-cycles>
    <meta:document-statistic meta:table-count="0" meta:image-count="0" meta:object-count="0" meta:page-count="2" meta:paragraph-count="38" meta:word-count="160" meta:character-count="1129" meta:non-whitespace-character-count="996"/>
    <meta:generator>LibreOffice/24.8.6.2$Windows_X86_64 LibreOffice_project/6d98ba145e9a8a39fc57bcc76981d1fb1316c60c</meta:generator>
  </office:meta>
</office:document-meta>
</file>